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bd9a" officeooo:paragraph-rsid="0020bd9a"/>
    </style:style>
    <style:style style:name="P2" style:family="paragraph" style:parent-style-name="Standard">
      <style:text-properties officeooo:rsid="00216055" officeooo:paragraph-rsid="00216055"/>
    </style:style>
    <style:style style:name="P3" style:family="paragraph" style:parent-style-name="Standard" style:list-style-name="L1">
      <style:text-properties officeooo:rsid="00216055" officeooo:paragraph-rsid="0021605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– Florida Energy Consortium Web Redesign</text:p>
      <text:p text:style-name="P1"/>
      <text:list xml:id="list2114753005999542361" text:style-name="L1">
        <text:list-item>
          <text:p text:style-name="P3">Objective/Purpose</text:p>
          <text:list>
            <text:list-item>
              <text:p text:style-name="P3"/>
            </text:list-item>
          </text:list>
        </text:list-item>
        <text:list-item>
          <text:p text:style-name="P3">Current Site</text:p>
          <text:list>
            <text:list-item>
              <text:p text:style-name="P3">accessibility audit</text:p>
            </text:list-item>
            <text:list-item>
              <text:p text:style-name="P3">mobile friendliness</text:p>
            </text:list-item>
            <text:list-item>
              <text:p text:style-name="P3">performance</text:p>
            </text:list-item>
            <text:list-item>
              <text:p text:style-name="P3">functionality</text:p>
            </text:list-item>
            <text:list-item>
              <text:p text:style-name="P3">ease of use</text:p>
            </text:list-item>
          </text:list>
        </text:list-item>
        <text:list-item>
          <text:p text:style-name="P3">User Research</text:p>
        </text:list-item>
        <text:list-item>
          <text:p text:style-name="P3">Device Support</text:p>
        </text:list-item>
        <text:list-item>
          <text:p text:style-name="P3">Recommendations</text:p>
          <text:list>
            <text:list-item>
              <text:p text:style-name="P3">deliverables</text:p>
              <text:list>
                <text:list-item>
                  <text:p text:style-name="P3">description</text:p>
                </text:list-item>
                <text:list-item>
                  <text:p text:style-name="P3">acceptance terms</text:p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0:08:45.727136426</meta:creation-date>
    <meta:generator>LibreOffice/5.1.6.2$Linux_X86_64 LibreOffice_project/10m0$Build-2</meta:generator>
    <dc:date>2018-04-09T20:22:42.114258373</dc:date>
    <meta:editing-duration>PT13M56S</meta:editing-duration>
    <meta:editing-cycles>3</meta:editing-cycles>
    <meta:document-statistic meta:table-count="0" meta:image-count="0" meta:object-count="0" meta:page-count="1" meta:paragraph-count="15" meta:word-count="41" meta:character-count="245" meta:non-whitespace-character-count="231"/>
  </office:meta>
</office:document-meta>
</file>